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16" style:family="table-cell" style:parent-style-name="Default" style:data-style-name="N0">
      <style:table-cell-properties fo:border="thin solid #000000" style:vertical-align="middle" fo:background-color="#C6E0B4"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18"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thin solid #000000" fo:border-right="2pt solid #000000" fo:background-color="#C6E0B4"/>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21" style:family="table-cell" style:parent-style-name="Default" style:data-style-name="N0">
      <style:table-cell-properties fo:background-color="#A9D08E"/>
    </style:style>
    <style:style style:name="ce22"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23"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24" style:family="table-cell" style:parent-style-name="Default" style:data-style-name="N0">
      <style:table-cell-properties fo:border="thin solid #000000" style:vertical-align="middle" fo:background-color="#8EA9DB" style:repeat-content="false"/>
      <style:paragraph-properties fo:text-align="center"/>
    </style:style>
    <style:style style:name="ce25"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26"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27"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thin solid #000000" fo:border-right="2pt solid #000000" fo:background-color="#8EA9DB"/>
    </style:style>
    <style:style style:name="ce29"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30" style:family="table-cell" style:parent-style-name="Default" style:data-style-name="N0">
      <style:table-cell-properties fo:border="thin solid #000000" style:vertical-align="middle" fo:background-color="#A6A6A6" style:repeat-content="false"/>
      <style:paragraph-properties fo:text-align="center"/>
    </style:style>
    <style:style style:name="ce31"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2"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3" style:family="table-cell" style:parent-style-name="Default" style:data-style-name="N0">
      <style:table-cell-properties fo:border-top="thin solid #000000" fo:border-bottom="thin solid #000000" fo:border-left="thin solid #000000" fo:border-right="2pt solid #000000" fo:background-color="#A6A6A6"/>
    </style:style>
    <style:style style:name="ce34" style:family="table-cell" style:parent-style-name="Default" style:data-style-name="N0">
      <style:table-cell-properties fo:border="thin solid #000000" style:vertical-align="top" fo:wrap-option="wrap" fo:background-color="#A6A6A6"/>
    </style:style>
    <style:style style:name="ce35"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36"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37"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38"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39"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40" style:family="table-cell" style:parent-style-name="Default" style:data-style-name="N0">
      <style:table-cell-properties fo:border-top="thin solid #000000" fo:border-bottom="2pt solid #000000" fo:border-left="thin solid #000000" fo:border-right="2pt solid #000000" fo:background-color="#A6A6A6"/>
    </style:style>
    <style:style style:name="ce41" style:family="table-cell" style:parent-style-name="Default" style:data-style-name="N0">
      <style:table-cell-properties style:vertical-align="middle" style:repeat-content="false"/>
      <style:paragraph-properties fo:text-align="center"/>
    </style:style>
    <style:style style:name="ce42" style:family="table-cell" style:parent-style-name="Default" style:data-style-name="N0">
      <style:table-cell-properties style:vertical-align="middle" fo:wrap-option="wrap" style:repeat-content="false"/>
      <style:paragraph-properties fo:text-align="center"/>
    </style:style>
    <style:style style:name="ce43" style:family="table-cell" style:parent-style-name="Default" style:data-style-name="N0">
      <style:table-cell-properties style:vertical-align="top" fo:wrap-option="wrap" style:repeat-content="false"/>
      <style:paragraph-properties fo:text-align="start" fo:margin-left="0cm"/>
    </style:style>
    <style:style style:name="ce44" style:family="table-cell" style:parent-style-name="Default" style:data-style-name="N0">
      <style:table-cell-properties style:vertical-align="top" fo:wrap-option="wrap"/>
    </style:style>
    <style:style style:name="ce45"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6"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47"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8"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49"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50" style:family="table-cell" style:parent-style-name="Default" style:data-style-name="N0">
      <style:table-cell-properties fo:border="thin solid #000000" style:vertical-align="middle" fo:background-color="#C6E0B4" style:repeat-content="false"/>
      <style:paragraph-properties fo:text-align="center"/>
    </style:style>
    <style:style style:name="ce51"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52"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53" style:family="table-cell" style:parent-style-name="Default" style:data-style-name="N0">
      <style:table-cell-properties fo:border-top="thin solid #000000" fo:border-bottom="thin solid #000000" fo:border-left="thin solid #000000" fo:border-right="2pt solid #000000" fo:background-color="#C6E0B4"/>
    </style:style>
    <style:style style:name="ce54" style:family="table-cell" style:parent-style-name="Default" style:data-style-name="N0">
      <style:table-cell-properties fo:border-top="thin solid #000000" fo:border-bottom="thin solid #000000" fo:border-left="2pt solid #000000" fo:border-right="thin solid #000000" style:vertical-align="middle" fo:background-color="#E2EFDA" style:repeat-content="false"/>
      <style:paragraph-properties fo:text-align="center"/>
    </style:style>
    <style:style style:name="ce55" style:family="table-cell" style:parent-style-name="Default" style:data-style-name="N0">
      <style:table-cell-properties fo:border="thin solid #000000" style:vertical-align="middle" fo:background-color="#E2EFDA" style:repeat-content="false"/>
      <style:paragraph-properties fo:text-align="center"/>
    </style:style>
    <style:style style:name="ce56"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57" style:family="table-cell" style:parent-style-name="Default" style:data-style-name="N0">
      <style:table-cell-properties fo:border="thin solid #000000" style:vertical-align="top" fo:wrap-option="wrap" fo:background-color="#E2EFDA"/>
    </style:style>
    <style:style style:name="ce58"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59" style:family="table-cell" style:parent-style-name="Default" style:data-style-name="N0">
      <style:table-cell-properties fo:border-top="thin solid #000000" fo:border-bottom="thin solid #000000" fo:border-left="thin solid #000000" fo:border-right="2pt solid #000000" fo:background-color="#E2EFDA"/>
    </style:style>
    <style:style style:name="ce60"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61" style:family="table-cell" style:parent-style-name="Default" style:data-style-name="N0">
      <style:table-cell-properties fo:border="thin solid #000000" style:vertical-align="middle" fo:background-color="#A9D08E" style:repeat-content="false"/>
      <style:paragraph-properties fo:text-align="center"/>
    </style:style>
    <style:style style:name="ce62"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63"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64"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65" style:family="table-cell" style:parent-style-name="Default" style:data-style-name="N0">
      <style:table-cell-properties fo:border-top="thin solid #000000" fo:border-bottom="thin solid #000000" fo:border-left="2pt solid #000000" fo:border-right="thin solid #000000" style:vertical-align="middle" fo:background-color="#C6E0B4" style:repeat-content="false"/>
      <style:paragraph-properties fo:text-align="center"/>
    </style:style>
    <style:style style:name="ce66" style:family="table-cell" style:parent-style-name="Default" style:data-style-name="N0">
      <style:table-cell-properties fo:border="thin solid #000000" style:vertical-align="middle" fo:background-color="#C6E0B4" style:repeat-content="false"/>
      <style:paragraph-properties fo:text-align="center"/>
    </style:style>
    <style:style style:name="ce67" style:family="table-cell" style:parent-style-name="Default" style:data-style-name="N0">
      <style:table-cell-properties fo:border="thin solid #000000" style:vertical-align="middle" fo:wrap-option="wrap" fo:background-color="#C6E0B4" style:repeat-content="false"/>
      <style:paragraph-properties fo:text-align="center"/>
    </style:style>
    <style:style style:name="ce68" style:family="table-cell" style:parent-style-name="Default" style:data-style-name="N0">
      <style:table-cell-properties fo:border="thin solid #000000" style:vertical-align="top" fo:wrap-option="wrap" fo:background-color="#C6E0B4" style:repeat-content="false"/>
      <style:paragraph-properties fo:text-align="start" fo:margin-left="0cm"/>
    </style:style>
    <style:style style:name="ce69" style:family="table-cell" style:parent-style-name="Default" style:data-style-name="N0">
      <style:table-cell-properties fo:border-top="thin solid #000000" fo:border-bottom="thin solid #000000" fo:border-left="thin solid #000000" fo:border-right="2pt solid #000000" style:vertical-align="top" fo:wrap-option="wrap" fo:background-color="#C6E0B4" style:repeat-content="false"/>
      <style:paragraph-properties fo:text-align="start" fo:margin-left="0cm"/>
    </style:style>
    <style:style style:name="ce70"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71" style:family="table-cell" style:parent-style-name="Default" style:data-style-name="N0">
      <style:table-cell-properties fo:border="thin solid #000000" style:vertical-align="middle" fo:background-color="#8EA9DB" style:repeat-content="false"/>
      <style:paragraph-properties fo:text-align="center"/>
    </style:style>
    <style:style style:name="ce72"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73"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74" style:family="table-cell" style:parent-style-name="Default" style:data-style-name="N0">
      <style:table-cell-properties fo:border-top="thin solid #000000" fo:border-bottom="thin solid #000000" fo:border-left="thin solid #000000" fo:border-right="2pt solid #000000" fo:background-color="#8EA9DB"/>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1"/>
        <table:table-column table:style-name="co3" table:default-cell-style-name="ce41"/>
        <table:table-column table:style-name="co1" table:default-cell-style-name="ce41"/>
        <table:table-column table:style-name="co4" table:default-cell-style-name="ce42"/>
        <table:table-column table:style-name="co5" table:default-cell-style-name="ce44"/>
        <table:table-column table:style-name="co6" table:default-cell-style-name="ce41"/>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45">
            <text:p><text:s/></text:p>
          </table:table-cell>
          <table:covered-table-cell table:number-columns-repeated="7"/>
          <table:table-cell office:value-type="string" table:number-columns-spanned="1" table:number-rows-spanned="2" table:style-name="ce46">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47">
            <text:p>LISTE DES EXIGENCES</text:p>
          </table:table-cell>
          <table:covered-table-cell table:number-columns-repeated="7"/>
          <table:table-cell office:value-type="string" table:number-columns-spanned="1" table:number-rows-spanned="2" table:style-name="ce48">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15">
            <text:p>1</text:p>
          </table:table-cell>
          <table:table-cell office:value-type="float" office:value="1700" table:style-name="ce16">
            <text:p>1700</text:p>
          </table:table-cell>
          <table:table-cell office:value-type="string" table:style-name="ce16">
            <text:p>Gestion des utilisateurs</text:p>
          </table:table-cell>
          <table:table-cell office:value-type="float" office:value="1006" table:style-name="ce16">
            <text:p>1006</text:p>
          </table:table-cell>
          <table:table-cell office:value-type="string" table:style-name="ce17">
            <text:p>Afficher un profil</text:p>
          </table:table-cell>
          <table:table-cell office:value-type="string" table:style-name="ce18">
            <text:p>En tant qu’utilisateur, je peux afficher le profil d’un utilisateur. Le pseudo, nom, prénom, email, téléphone, rue, code postal, ville sont affichés.</text:p>
          </table:table-cell>
          <table:table-cell table:style-name="ce18"/>
          <table:table-cell office:value-type="string" table:style-name="ce19">
            <text:p>hind</text:p>
          </table:table-cell>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20"/>
          <table:table-cell table:number-columns-repeated="421" table:style-name="ce2"/>
          <table:table-cell table:number-columns-repeated="15955" table:style-name="ce21"/>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20"/>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22"/>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49">
            <text:p>1</text:p>
          </table:table-cell>
          <table:table-cell office:value-type="float" office:value="1200" table:style-name="ce50">
            <text:p>1200</text:p>
          </table:table-cell>
          <table:table-cell office:value-type="string" table:style-name="ce50">
            <text:p>Gestion des enchères</text:p>
          </table:table-cell>
          <table:table-cell office:value-type="float" office:value="2005" table:style-name="ce50">
            <text:p>2005</text:p>
          </table:table-cell>
          <table:table-cell office:value-type="string" table:style-name="ce51">
            <text:p>Lister les enchères en mode connecté</text:p>
          </table:table-cell>
          <table:table-cell office:value-type="string" table:style-name="ce52">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52"/>
          <table:table-cell office:value-type="string" table:style-name="ce53">
            <text:p>Mathieu T</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8">
            <text:p>1</text:p>
          </table:table-cell>
          <table:table-cell office:value-type="float" office:value="1100" table:style-name="ce9">
            <text:p>1100</text:p>
          </table:table-cell>
          <table:table-cell office:value-type="string" table:style-name="ce9">
            <text:p>Gestion des enchères</text:p>
          </table:table-cell>
          <table:table-cell office:value-type="float" office:value="2006" table:style-name="ce9">
            <text:p>2006</text:p>
          </table:table-cell>
          <table:table-cell office:value-type="string" table:style-name="ce10">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54">
            <text:p>1</text:p>
          </table:table-cell>
          <table:table-cell office:value-type="float" office:value="1000" table:style-name="ce55">
            <text:p>1000</text:p>
          </table:table-cell>
          <table:table-cell office:value-type="string" table:style-name="ce55">
            <text:p>Gestion des enchères</text:p>
          </table:table-cell>
          <table:table-cell office:value-type="float" office:value="2007" table:style-name="ce55">
            <text:p>2007</text:p>
          </table:table-cell>
          <table:table-cell office:value-type="string" table:style-name="ce56">
            <text:p>Remporter une vente</text:p>
          </table:table-cell>
          <table:table-cell office:value-type="string" table:style-name="ce57">
            <text:p>En tant qu’enchérisseur, je deviens acquéreur si au terme de l’enchère j’ai proposé l’enchère la plus haute.</text:p>
          </table:table-cell>
          <table:table-cell table:style-name="ce58"/>
          <table:table-cell office:value-type="string" table:style-name="ce59">
            <text:p>Mathieu P</text:p>
          </table:table-cell>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21"/>
        </table:table-row>
        <table:table-row table:style-name="ro10">
          <table:table-cell office:value-type="float" office:value="1" table:style-name="ce60">
            <text:p>1</text:p>
          </table:table-cell>
          <table:table-cell office:value-type="float" office:value="900" table:style-name="ce61">
            <text:p>900</text:p>
          </table:table-cell>
          <table:table-cell office:value-type="string" table:style-name="ce61">
            <text:p>Gestion des enchères</text:p>
          </table:table-cell>
          <table:table-cell office:value-type="float" office:value="2009" table:style-name="ce61">
            <text:p>2009</text:p>
          </table:table-cell>
          <table:table-cell office:value-type="string" table:style-name="ce62">
            <text:p>Afficher le détail d’une enchère</text:p>
          </table:table-cell>
          <table:table-cell office:value-type="string" table:style-name="ce63">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63"/>
          <table:table-cell table:style-name="ce64"/>
          <table:table-cell table:number-columns-repeated="1208" table:style-name="ce2"/>
          <table:table-cell table:number-columns-repeated="15168"/>
        </table:table-row>
        <table:table-row table:style-name="ro8">
          <table:table-cell office:value-type="float" office:value="1" table:style-name="ce65">
            <text:p>1</text:p>
          </table:table-cell>
          <table:table-cell office:value-type="float" office:value="850" table:style-name="ce66">
            <text:p>850</text:p>
          </table:table-cell>
          <table:table-cell office:value-type="string" table:style-name="ce66">
            <text:p>Navigation</text:p>
          </table:table-cell>
          <table:table-cell office:value-type="float" office:value="6001" table:style-name="ce66">
            <text:p>6001</text:p>
          </table:table-cell>
          <table:table-cell office:value-type="string" table:style-name="ce67">
            <text:p>Boutons rafraîchir et retour du navigateur</text:p>
          </table:table-cell>
          <table:table-cell office:value-type="string" table:style-name="ce68">
            <text:p>En tant qu’utilisateur, je peux rafraîchir la page courante ou revenir sur la page précédente en utilisant le bouton « back » du navigateur.</text:p>
          </table:table-cell>
          <table:table-cell table:style-name="ce68"/>
          <table:table-cell table:style-name="ce69"/>
          <table:table-cell table:number-columns-repeated="1208" table:style-name="ce2"/>
          <table:table-cell table:number-columns-repeated="15168"/>
        </table:table-row>
        <table:table-row table:style-name="ro11">
          <table:table-cell office:value-type="float" office:value="2" table:style-name="ce54">
            <text:p>2</text:p>
          </table:table-cell>
          <table:table-cell office:value-type="float" office:value="800" table:style-name="ce55">
            <text:p>800</text:p>
          </table:table-cell>
          <table:table-cell office:value-type="string" table:style-name="ce55">
            <text:p>Responsive Web Design</text:p>
          </table:table-cell>
          <table:table-cell office:value-type="float" office:value="5001" table:style-name="ce55">
            <text:p>5001</text:p>
          </table:table-cell>
          <table:table-cell office:value-type="string" table:style-name="ce56">
            <text:p>Version mobile</text:p>
          </table:table-cell>
          <table:table-cell office:value-type="string" table:style-name="ce58">
            <text:p>Les fonctionnalités sont accessibles depuis un petit appareil de type smartphone connecté au web. Cf maquettes</text:p>
          </table:table-cell>
          <table:table-cell table:style-name="ce58"/>
          <table:table-cell office:value-type="string" table:style-name="ce59">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table:style-name="ce20"/>
          <table:table-cell table:number-columns-repeated="1208" table:style-name="ce2"/>
          <table:table-cell table:number-columns-repeated="15168"/>
        </table:table-row>
        <table:table-row table:style-name="ro11">
          <table:table-cell office:value-type="float" office:value="2" table:style-name="ce54">
            <text:p>2</text:p>
          </table:table-cell>
          <table:table-cell office:value-type="float" office:value="700" table:style-name="ce55">
            <text:p>700</text:p>
          </table:table-cell>
          <table:table-cell office:value-type="string" table:style-name="ce55">
            <text:p>Gestion des utilisateurs</text:p>
          </table:table-cell>
          <table:table-cell office:value-type="float" office:value="1002" table:style-name="ce55">
            <text:p>1002</text:p>
          </table:table-cell>
          <table:table-cell office:value-type="string" table:style-name="ce56">
            <text:p>Se souvenir de moi</text:p>
          </table:table-cell>
          <table:table-cell office:value-type="string" table:style-name="ce58">
            <text:p>En tant qu'utilisateur, je peux choisir d'enregistrer mon login sur mon ordinateur pour ne pas avoir à le ressaisir à la connexion suivante.</text:p>
          </table:table-cell>
          <table:table-cell table:style-name="ce58"/>
          <table:table-cell office:value-type="string" table:style-name="ce59">
            <text:p>audrey</text:p>
          </table:table-cell>
          <table:table-cell table:number-columns-repeated="1208" table:style-name="ce2"/>
          <table:table-cell table:number-columns-repeated="15168"/>
        </table:table-row>
        <table:table-row table:style-name="ro9">
          <table:table-cell office:value-type="float" office:value="2" table:style-name="ce23">
            <text:p>2</text:p>
          </table:table-cell>
          <table:table-cell office:value-type="float" office:value="675" table:style-name="ce24">
            <text:p>675</text:p>
          </table:table-cell>
          <table:table-cell office:value-type="string" table:style-name="ce24">
            <text:p>Gestion des enchères</text:p>
          </table:table-cell>
          <table:table-cell office:value-type="float" office:value="2002" table:style-name="ce24">
            <text:p>2002</text:p>
          </table:table-cell>
          <table:table-cell office:value-type="string" table:style-name="ce25">
            <text:p>Modifier une vente</text:p>
          </table:table-cell>
          <table:table-cell office:value-type="string" table:style-name="ce25">
            <text:p>En tant que vendeur, je peux modifier les informations liées à ma vente tant que la date de début d’enchère n’est pas arrivée.</text:p>
          </table:table-cell>
          <table:table-cell table:style-name="ce26"/>
          <table:table-cell office:value-type="string" table:style-name="ce27">
            <text:p>hind</text:p>
          </table:table-cell>
          <table:table-cell table:number-columns-repeated="1208" table:style-name="ce2"/>
          <table:table-cell table:number-columns-repeated="15168"/>
        </table:table-row>
        <table:table-row table:style-name="ro9">
          <table:table-cell office:value-type="float" office:value="2" table:style-name="ce23">
            <text:p>2</text:p>
          </table:table-cell>
          <table:table-cell office:value-type="float" office:value="650" table:style-name="ce24">
            <text:p>650</text:p>
          </table:table-cell>
          <table:table-cell office:value-type="string" table:style-name="ce24">
            <text:p>Gestion des enchères</text:p>
          </table:table-cell>
          <table:table-cell office:value-type="float" office:value="2003" table:style-name="ce24">
            <text:p>2003</text:p>
          </table:table-cell>
          <table:table-cell office:value-type="string" table:style-name="ce25">
            <text:p>Annuler une vente</text:p>
          </table:table-cell>
          <table:table-cell office:value-type="string" table:style-name="ce26">
            <text:p>En tant que vendeur d’un article, je peux annuler cette vente tant que la date de début d’enchère n’est pas arrivée</text:p>
          </table:table-cell>
          <table:table-cell table:style-name="ce26"/>
          <table:table-cell office:value-type="string" table:style-name="ce28">
            <text:p>mathieu</text:p>
          </table:table-cell>
          <table:table-cell table:number-columns-repeated="1208" table:style-name="ce2"/>
          <table:table-cell table:number-columns-repeated="15168"/>
        </table:table-row>
        <table:table-row table:style-name="ro9">
          <table:table-cell office:value-type="float" office:value="2" table:style-name="ce70">
            <text:p>2</text:p>
          </table:table-cell>
          <table:table-cell office:value-type="float" office:value="600" table:style-name="ce71">
            <text:p>600</text:p>
          </table:table-cell>
          <table:table-cell office:value-type="string" table:style-name="ce71">
            <text:p>Gestion des enchères</text:p>
          </table:table-cell>
          <table:table-cell office:value-type="float" office:value="2008" table:style-name="ce71">
            <text:p>2008</text:p>
          </table:table-cell>
          <table:table-cell office:value-type="string" table:style-name="ce72">
            <text:p>Photo pour la vente</text:p>
          </table:table-cell>
          <table:table-cell office:value-type="string" table:style-name="ce73">
            <text:p>en tant que vendeur, je peux uploader une photo de l’article à vendre. Celle ci sera visible sur le détail de la vente.</text:p>
          </table:table-cell>
          <table:table-cell table:style-name="ce71"/>
          <table:table-cell table:style-name="ce74"/>
          <table:table-cell table:number-columns-repeated="1208" table:style-name="ce2"/>
          <table:table-cell table:number-columns-repeated="15168"/>
        </table:table-row>
        <table:table-row table:style-name="ro9">
          <table:table-cell office:value-type="float" office:value="2" table:style-name="ce29">
            <text:p>2</text:p>
          </table:table-cell>
          <table:table-cell office:value-type="float" office:value="500" table:style-name="ce30">
            <text:p>500</text:p>
          </table:table-cell>
          <table:table-cell office:value-type="string" table:style-name="ce30">
            <text:p>Administration</text:p>
          </table:table-cell>
          <table:table-cell office:value-type="float" office:value="3001" table:style-name="ce30">
            <text:p>3001</text:p>
          </table:table-cell>
          <table:table-cell office:value-type="string" table:style-name="ce31">
            <text:p>Supprimer des comptes utilisateurs</text:p>
          </table:table-cell>
          <table:table-cell office:value-type="string" table:style-name="ce34">
            <text:p>En tant qu’administrateur, je peux supprimer des comptes utilisateurs.</text:p>
          </table:table-cell>
          <table:table-cell table:style-name="ce32"/>
          <table:table-cell table:style-name="ce33"/>
          <table:table-cell table:number-columns-repeated="1208" table:style-name="ce2"/>
          <table:table-cell table:number-columns-repeated="15168"/>
        </table:table-row>
        <table:table-row table:style-name="ro12">
          <table:table-cell office:value-type="float" office:value="2" table:style-name="ce29">
            <text:p>2</text:p>
          </table:table-cell>
          <table:table-cell office:value-type="float" office:value="450" table:style-name="ce30">
            <text:p>450</text:p>
          </table:table-cell>
          <table:table-cell office:value-type="string" table:style-name="ce30">
            <text:p>Administration</text:p>
          </table:table-cell>
          <table:table-cell office:value-type="float" office:value="3002" table:style-name="ce30">
            <text:p>3002</text:p>
          </table:table-cell>
          <table:table-cell office:value-type="string" table:style-name="ce31">
            <text:p>Désactiver un compte utilisateur</text:p>
          </table:table-cell>
          <table:table-cell office:value-type="string" table:style-name="ce34">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2"/>
          <table:table-cell table:style-name="ce33"/>
          <table:table-cell table:number-columns-repeated="1208" table:style-name="ce2"/>
          <table:table-cell table:number-columns-repeated="15168"/>
        </table:table-row>
        <table:table-row table:style-name="ro9">
          <table:table-cell office:value-type="float" office:value="2" table:style-name="ce70">
            <text:p>2</text:p>
          </table:table-cell>
          <table:table-cell office:value-type="float" office:value="400" table:style-name="ce71">
            <text:p>400</text:p>
          </table:table-cell>
          <table:table-cell office:value-type="string" table:style-name="ce71">
            <text:p>Gestion des utilisateurs</text:p>
          </table:table-cell>
          <table:table-cell office:value-type="float" office:value="1005" table:style-name="ce71">
            <text:p>1005</text:p>
          </table:table-cell>
          <table:table-cell office:value-type="string" table:style-name="ce72">
            <text:p>Mot de passe oublié</text:p>
          </table:table-cell>
          <table:table-cell office:value-type="string" table:style-name="ce73">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3"/>
          <table:table-cell table:style-name="ce74"/>
          <table:table-cell table:number-columns-repeated="1208" table:style-name="ce2"/>
          <table:table-cell table:number-columns-repeated="15168"/>
        </table:table-row>
        <table:table-row table:style-name="ro9">
          <table:table-cell office:value-type="float" office:value="3" table:style-name="ce29">
            <text:p>3</text:p>
          </table:table-cell>
          <table:table-cell office:value-type="float" office:value="350" table:style-name="ce30">
            <text:p>350</text:p>
          </table:table-cell>
          <table:table-cell office:value-type="string" table:style-name="ce30">
            <text:p>Gestion des enchères</text:p>
          </table:table-cell>
          <table:table-cell office:value-type="float" office:value="2010" table:style-name="ce30">
            <text:p>2010</text:p>
          </table:table-cell>
          <table:table-cell office:value-type="string" table:style-name="ce31">
            <text:p>Pagination</text:p>
          </table:table-cell>
          <table:table-cell office:value-type="string" table:style-name="ce32">
            <text:p>Sur la page permettant de lister les enchères suivant des critères de recherche, j’affiche un nombre d’enchères maximum ( 6) et <text:s/>j’accède <text:s/>aux autres pages résultat par l’intermédiaire de liens numérotés.</text:p>
          </table:table-cell>
          <table:table-cell table:style-name="ce30"/>
          <table:table-cell table:style-name="ce33"/>
          <table:table-cell table:number-columns-repeated="1208" table:style-name="ce2"/>
          <table:table-cell table:number-columns-repeated="15168"/>
        </table:table-row>
        <table:table-row table:style-name="ro9">
          <table:table-cell office:value-type="float" office:value="3" table:style-name="ce29">
            <text:p>3</text:p>
          </table:table-cell>
          <table:table-cell office:value-type="float" office:value="300" table:style-name="ce30">
            <text:p>300</text:p>
          </table:table-cell>
          <table:table-cell office:value-type="string" table:style-name="ce30">
            <text:p>Multilingue</text:p>
          </table:table-cell>
          <table:table-cell office:value-type="float" office:value="9001" table:style-name="ce30">
            <text:p>9001</text:p>
          </table:table-cell>
          <table:table-cell office:value-type="string" table:style-name="ce31">
            <text:p>Version anglaise</text:p>
          </table:table-cell>
          <table:table-cell office:value-type="string" table:style-name="ce32">
            <text:p>En tant qu’utilisateur, je peux choisir la langue utilisée sur la plateforme. J’ai le choix entre français et anglais.</text:p>
          </table:table-cell>
          <table:table-cell table:style-name="ce32"/>
          <table:table-cell table:style-name="ce33"/>
          <table:table-cell table:number-columns-repeated="1208" table:style-name="ce2"/>
          <table:table-cell table:number-columns-repeated="15168"/>
        </table:table-row>
        <table:table-row table:style-name="ro9">
          <table:table-cell office:value-type="float" office:value="3" table:style-name="ce29">
            <text:p>3</text:p>
          </table:table-cell>
          <table:table-cell office:value-type="float" office:value="250" table:style-name="ce30">
            <text:p>250</text:p>
          </table:table-cell>
          <table:table-cell office:value-type="string" table:style-name="ce30">
            <text:p>Journalisation</text:p>
          </table:table-cell>
          <table:table-cell office:value-type="float" office:value="7001" table:style-name="ce30">
            <text:p>7001</text:p>
          </table:table-cell>
          <table:table-cell office:value-type="string" table:style-name="ce31">
            <text:p>Gestion des logs</text:p>
          </table:table-cell>
          <table:table-cell office:value-type="string" table:style-name="ce32">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0"/>
          <table:table-cell table:style-name="ce33"/>
          <table:table-cell table:number-columns-repeated="1208" table:style-name="ce2"/>
          <table:table-cell table:number-columns-repeated="15168"/>
        </table:table-row>
        <table:table-row table:style-name="ro9">
          <table:table-cell office:value-type="float" office:value="3" table:style-name="ce29">
            <text:p>3</text:p>
          </table:table-cell>
          <table:table-cell office:value-type="float" office:value="200" table:style-name="ce30">
            <text:p>200</text:p>
          </table:table-cell>
          <table:table-cell office:value-type="string" table:style-name="ce30">
            <text:p>Gestion des enchères</text:p>
          </table:table-cell>
          <table:table-cell office:value-type="float" office:value="2011" table:style-name="ce30">
            <text:p>2011</text:p>
          </table:table-cell>
          <table:table-cell office:value-type="string" table:style-name="ce31">
            <text:p>Voir les enchérisseurs</text:p>
          </table:table-cell>
          <table:table-cell office:value-type="string" table:style-name="ce31">
            <text:p>En tant que vendeur, je peux voir la liste des enchérisseurs de mes ventes. Les enchérisseurs sont triés en fonction du montant de leur dernière enchère par ordre décroissant.</text:p>
          </table:table-cell>
          <table:table-cell table:style-name="ce32"/>
          <table:table-cell table:style-name="ce35"/>
          <table:table-cell table:number-columns-repeated="16376"/>
        </table:table-row>
        <table:table-row table:style-name="ro9">
          <table:table-cell office:value-type="float" office:value="3" table:style-name="ce29">
            <text:p>3</text:p>
          </table:table-cell>
          <table:table-cell office:value-type="float" office:value="150" table:style-name="ce30">
            <text:p>150</text:p>
          </table:table-cell>
          <table:table-cell office:value-type="string" table:style-name="ce30">
            <text:p>Administration</text:p>
          </table:table-cell>
          <table:table-cell office:value-type="float" office:value="3003" table:style-name="ce30">
            <text:p>3003</text:p>
          </table:table-cell>
          <table:table-cell office:value-type="string" table:style-name="ce31">
            <text:p>Gestion catégories</text:p>
          </table:table-cell>
          <table:table-cell office:value-type="string" table:style-name="ce32">
            <text:p>En tant qu’administrateur, je peux gérer, c’est à dire ajouter, supprimer, modifier les catégories d’articles.</text:p>
          </table:table-cell>
          <table:table-cell table:style-name="ce32"/>
          <table:table-cell table:style-name="ce33"/>
          <table:table-cell table:number-columns-repeated="16376"/>
        </table:table-row>
        <table:table-row table:style-name="ro9">
          <table:table-cell office:value-type="float" office:value="3" table:style-name="ce29">
            <text:p>3</text:p>
          </table:table-cell>
          <table:table-cell office:value-type="float" office:value="100" table:style-name="ce30">
            <text:p>100</text:p>
          </table:table-cell>
          <table:table-cell office:value-type="string" table:style-name="ce30">
            <text:p>Notification par mail</text:p>
          </table:table-cell>
          <table:table-cell office:value-type="float" office:value="10001" table:style-name="ce30">
            <text:p>10001</text:p>
          </table:table-cell>
          <table:table-cell office:value-type="string" table:style-name="ce31">
            <text:p>Notifier l’achat</text:p>
          </table:table-cell>
          <table:table-cell office:value-type="string" table:style-name="ce32">
            <text:p>A la date de fin d’enchère, un traitement batch calcule le prix de vente et notifie l’acheteur par mail.</text:p>
          </table:table-cell>
          <table:table-cell table:style-name="ce32"/>
          <table:table-cell table:style-name="ce33"/>
          <table:table-cell table:number-columns-repeated="16376"/>
        </table:table-row>
        <table:table-row table:style-name="ro9">
          <table:table-cell office:value-type="float" office:value="3" table:style-name="ce36">
            <text:p>3</text:p>
          </table:table-cell>
          <table:table-cell office:value-type="float" office:value="50" table:style-name="ce37">
            <text:p>50</text:p>
          </table:table-cell>
          <table:table-cell office:value-type="string" table:style-name="ce37">
            <text:p>Gestion des utilisateurs</text:p>
          </table:table-cell>
          <table:table-cell office:value-type="float" office:value="1008" table:style-name="ce37">
            <text:p>1008</text:p>
          </table:table-cell>
          <table:table-cell office:value-type="string" table:style-name="ce38">
            <text:p>Achat de crédits</text:p>
          </table:table-cell>
          <table:table-cell office:value-type="string" table:style-name="ce39">
            <text:p>En tant qu’utilisateur, je peux acheter des crédits.</text:p>
          </table:table-cell>
          <table:table-cell table:style-name="ce39"/>
          <table:table-cell table:style-name="ce40"/>
          <table:table-cell table:number-columns-repeated="16376"/>
        </table:table-row>
        <table:table-row table:number-rows-repeated="3" table:style-name="ro9">
          <table:table-cell table:number-columns-repeated="4" table:style-name="ce41"/>
          <table:table-cell table:style-name="ce42"/>
          <table:table-cell table:number-columns-repeated="2" table:style-name="ce43"/>
          <table:table-cell table:style-name="ce1"/>
          <table:table-cell table:number-columns-repeated="16376"/>
        </table:table-row>
        <table:table-row table:number-rows-repeated="2" table:style-name="ro9">
          <table:table-cell table:number-columns-repeated="4" table:style-name="ce41"/>
          <table:table-cell table:number-columns-repeated="2" table:style-name="ce42"/>
          <table:table-cell table:style-name="ce43"/>
          <table:table-cell table:style-name="ce1"/>
          <table:table-cell table:number-columns-repeated="16376"/>
        </table:table-row>
        <table:table-row table:number-rows-repeated="2" table:style-name="ro9">
          <table:table-cell table:number-columns-repeated="4" table:style-name="ce41"/>
          <table:table-cell table:style-name="ce42"/>
          <table:table-cell table:style-name="ce44"/>
          <table:table-cell table:style-name="ce42"/>
          <table:table-cell table:style-name="ce1"/>
          <table:table-cell table:number-columns-repeated="16376"/>
        </table:table-row>
        <table:table-row table:number-rows-repeated="3" table:style-name="ro9">
          <table:table-cell table:style-name="ce1"/>
          <table:table-cell table:number-columns-repeated="3" table:style-name="ce41"/>
          <table:table-cell table:style-name="ce42"/>
          <table:table-cell table:style-name="ce44"/>
          <table:table-cell table:style-name="ce41"/>
          <table:table-cell table:style-name="ce1"/>
          <table:table-cell table:number-columns-repeated="16376"/>
        </table:table-row>
        <table:table-row table:number-rows-repeated="2" table:style-name="ro13">
          <table:table-cell table:style-name="ce1"/>
          <table:table-cell table:number-columns-repeated="3" table:style-name="ce41"/>
          <table:table-cell table:style-name="ce42"/>
          <table:table-cell table:style-name="ce44"/>
          <table:table-cell table:style-name="ce41"/>
          <table:table-cell table:style-name="ce1"/>
          <table:table-cell table:number-columns-repeated="16376"/>
        </table:table-row>
        <table:table-row table:number-rows-repeated="9" table:style-name="ro13">
          <table:table-cell table:number-columns-repeated="16384"/>
        </table:table-row>
        <table:table-row table:number-rows-repeated="1048519"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5">
          <table:table-cell office:value-type="string" table:style-name="ce1">
            <text:p>A FAIRE</text:p>
          </table:table-cell>
          <table:table-cell table:number-columns-repeated="16383"/>
        </table:table-row>
        <table:table-row table:style-name="ro15">
          <table:table-cell office:value-type="string" table:style-name="ce1">
            <text:p>EN COURS</text:p>
          </table:table-cell>
          <table:table-cell table:number-columns-repeated="16383"/>
        </table:table-row>
        <table:table-row table:style-name="ro15">
          <table:table-cell office:value-type="string" table:style-name="ce1">
            <text:p>A TESTER</text:p>
          </table:table-cell>
          <table:table-cell table:number-columns-repeated="16383"/>
        </table:table-row>
        <table:table-row table:style-name="ro15">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9T10:05:29Z</dc:date>
    <meta:editing-cycles>115</meta:editing-cycles>
    <meta:editing-duration>PT51874S</meta:editing-duration>
    <meta:user-defined meta:name="WorkbookGuid">36cf0d1c-21e3-4bda-8e30-157ac272defe</meta:user-defined>
  </office:meta>
</office:document-meta>
</file>